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D0000005B55A7B6EE.png"/>
  <manifest:file-entry manifest:media-type="image/png" manifest:full-path="Pictures/10000000000000D300000064DAD48B4E.png"/>
  <manifest:file-entry manifest:media-type="image/png" manifest:full-path="Pictures/1000000000000104000000F0ADC2A801.png"/>
  <manifest:file-entry manifest:media-type="image/png" manifest:full-path="Pictures/100000000000001A0000001668F0988F.png"/>
  <manifest:file-entry manifest:media-type="image/png" manifest:full-path="Pictures/1000000000000139000000333B68838C.png"/>
  <manifest:file-entry manifest:media-type="image/png" manifest:full-path="Pictures/100000000000001C0000001C113304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2.753cm" svg:height="18.415cm" svg:x="2.012cm" svg:y="1.27cm">
          <draw:image xlink:href="Pictures/1000000000000104000000F0ADC2A801.png" xlink:type="simple" xlink:show="embed" xlink:actuate="onLoad">
            <text:p/>
          </draw:image>
        </draw:frame>
        <draw:custom-shape draw:style-name="gr2" draw:text-style-name="P1" draw:layer="layout" svg:width="0.635cm" svg:height="1.27cm" svg:x="3.175cm" svg:y="13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0.739cm" svg:height="0.741cm" svg:x="2.436cm" svg:y="13.864cm">
          <draw:image xlink:href="Pictures/100000000000001C0000001C1133048F.png" xlink:type="simple" xlink:show="embed" xlink:actuate="onLoad">
            <text:p/>
          </draw:image>
        </draw:frame>
        <draw:custom-shape draw:style-name="gr2" draw:text-style-name="P1" draw:layer="layout" svg:width="0.953cm" svg:height="1.27cm" draw:transform="skewX (0.896226570898919) translate (6.985cm 5.0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0.635cm" svg:height="0.635cm" svg:x="5.08cm" svg:y="5.08cm">
          <draw:image xlink:href="Pictures/100000000000001A0000001668F0988F.png" xlink:type="simple" xlink:show="embed" xlink:actuate="onLoad">
            <text:p/>
          </draw:image>
        </draw:frame>
        <draw:frame draw:style-name="gr3" draw:text-style-name="P2" draw:layer="layout" svg:width="2.14cm" svg:height="0.962cm" svg:x="1.67cm" svg:y="19.685cm">
          <draw:text-box>
            <text:p><text:span text:style-name="T1">Obj</text:span></text:p>
          </draw:text-box>
        </draw:frame>
        <draw:frame draw:style-name="gr4" draw:layer="layout" svg:width="1.905cm" svg:height="1.187cm" svg:x="15.24cm" svg:y="7.62cm">
          <draw:text-box>
            <text:p/>
          </draw:text-box>
        </draw:frame>
        <draw:frame draw:style-name="gr3" draw:text-style-name="P2" draw:layer="layout" svg:width="2.14cm" svg:height="0.962cm" svg:x="1.67cm" svg:y="19.685cm">
          <draw:text-box>
            <text:p><text:span text:style-name="T1">Obj</text:span></text:p>
          </draw:text-box>
        </draw:frame>
        <draw:frame draw:style-name="gr3" draw:text-style-name="P2" draw:layer="layout" svg:width="2.14cm" svg:height="0.962cm" svg:x="16.27cm" svg:y="7.585cm">
          <draw:text-box>
            <text:p><text:span text:style-name="T1">Obj</text:span></text:p>
          </draw:text-box>
        </draw:frame>
        <draw:frame draw:style-name="gr3" draw:layer="layout" svg:width="3.81cm" svg:height="0.962cm" svg:x="10.16cm" svg:y="0.2cm">
          <draw:text-box>
            <text:p>Attributes</text:p>
          </draw:text-box>
        </draw:frame>
        <draw:frame draw:style-name="gr1" draw:text-style-name="P1" draw:layer="layout" svg:width="0.739cm" svg:height="0.741cm" svg:x="11.137cm" svg:y="18.765cm">
          <draw:image xlink:href="Pictures/100000000000001C0000001C1133048F.png" xlink:type="simple" xlink:show="embed" xlink:actuate="onLoad">
            <text:p/>
          </draw:image>
        </draw:frame>
        <draw:frame draw:style-name="gr1" draw:text-style-name="P1" draw:layer="layout" svg:width="8.273cm" svg:height="1.35cm" svg:x="19.05cm" svg:y="17.18cm">
          <draw:image xlink:href="Pictures/1000000000000139000000333B68838C.png" xlink:type="simple" xlink:show="embed" xlink:actuate="onLoad">
            <text:p/>
          </draw:image>
        </draw:frame>
        <draw:frame draw:style-name="gr1" draw:text-style-name="P1" draw:layer="layout" svg:width="3.693cm" svg:height="1.905cm" svg:x="19.167cm" svg:y="18.75cm">
          <draw:image xlink:href="Pictures/10000000000000D300000064DAD48B4E.png" xlink:type="simple" xlink:show="embed" xlink:actuate="onLoad">
            <text:p/>
          </draw:image>
        </draw:frame>
        <draw:frame draw:style-name="gr1" draw:text-style-name="P1" draw:layer="layout" svg:width="3.175cm" svg:height="1.9cm" svg:x="23.795cm" svg:y="18.755cm">
          <draw:image xlink:href="Pictures/10000000000000BD0000005B55A7B6E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aipaul </meta:initial-creator>
    <meta:creation-date>2010-05-23T20:29:40</meta:creation-date>
    <meta:editing-duration>PT00H25M58S</meta:editing-duration>
    <meta:editing-cycles>5</meta:editing-cycles>
    <dc:date>2010-05-23T23:15:53</dc:date>
    <dc:creator>gaipaul </dc:creator>
    <meta:generator>OpenOffice.org/3.2$Linux OpenOffice.org_project/320m12$Build-9483</meta:generator>
    <meta:document-statistic meta:object-count="37"/>
  </office:meta>
</office:document-meta>
</file>